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Factory.getSource( String location , Map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lideSourceFactory.SlideSourc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lide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